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e6ef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e Extensão de Desenvolvimento </text:p>
      <text:p text:style-name="P1">Rápido de Aplicações em Python</text:p>
      <text:p text:style-name="P1"/>
      <text:p text:style-name="P1"/>
      <text:p text:style-name="P2">I - DIAGNÓSTICO E TEORIZAÇÃO</text:p>
      <text:p text:style-name="P2"/>
      <text:p text:style-name="P3">1. Identificação das partes envolvidas e parceiros</text:p>
      <text:p text:style-name="P4"><text:span text:style-name="T1">Descrição</text:span>: O projeto envolve membros da comunidade local, incluindo pequenos empreendedores, profissionais liberais, membros de ONGs e organizações locais. O público-alvo possui um perfil socioeconômico variado, com diferentes níveis de escolaridade, gêneros e faixas etárias. Estima-se que cerca de 20 a 30 pessoas participem diretamente das atividades, com um impacto indireto em aproximadamente 100 pessoas da comunidade.</text:p>
      <text:p text:style-name="P4"/>
      <text:p text:style-name="P3">2. Situação-problema identificada</text:p>
      <text:p text:style-name="P4">Descrição: Durante as conversas com os membros da comunidade, foi identificado que há uma grande dificuldade em acompanhar o registro de voluntários e alimentos recebidos para distribuição à população carente. O processo atual é manual, com anotações em folhas de caderno, o que torna o controle ineficiente e suscetível a erros.</text:p>
      <text:p text:style-name="P4"/>
      <text:p text:style-name="P4">3. Demanda sociocomunitária e motivação acadêmica</text:p>
      <text:p text:style-name="P4">Descrição: A situação-problema impacta negativamente a vida social e econômica da comunidade, pois dificulta a distribuição justa e eficiente dos alimentos. Aplicar os conhecimentos teóricos e práticos sobre a linguagem Python adquiridos na disciplina permitirá desenvolver uma solução tecnológica que ajude a resolver este problema, melhorando a organização e a eficiência do processo de registro e distribuição.</text:p>
      <text:p text:style-name="P4"/>
      <text:p text:style-name="P4">4. Objetivos a serem alcançados em relação à situação-problema identificada</text:p>
      <text:p text:style-name="P4">Objetivos:</text:p>
      <text:p text:style-name="P4"/>
      <text:p text:style-name="P4">Desenvolver um sistema de registro simplificado de voluntários e banco de alimentos, utilizando Python, para acelerar o processo e facilitar a distribuição justa e eficiente dos alimentos.</text:p>
      <text:p text:style-name="P4">II - PLANEJAMENTO PARA DESENVOLVIMENTO DO PROJETO</text:p>
      <text:p text:style-name="P4">1. Plano de trabalho com cronograma das atividades</text:p>
      <text:p text:style-name="P4">Plano de Trabalho:</text:p>
      <text:p text:style-name="P4"/>
      <text:p text:style-name="P4">Objetivo: Desenvolver um sistema de registro simplificado de voluntários e banco de alimentos, utilizando Python.</text:p>
      <text:p text:style-name="P4">Ação 1: Pesquisar processos adequados para a elaboração da solução, verificando exemplos já utilizados. Prazo: até 10/10/2024.</text:p>
      <text:p text:style-name="P4">Ação 2: Ler conteúdos digitais da SAVA, livros indicados nas referências na Biblioteca Virtual, e buscar exemplos na internet. Prazo: até 15/10/2024.</text:p>
      <text:p text:style-name="P4">Ação 3: Desenvolver o protótipo da aplicação. Prazo: até 30/10/2024.</text:p>
      <text:p text:style-name="P4">Ação 4: Testar o protótipo com a comunidade e ajustar conforme feedback. Prazo: até 10/11/2024.</text:p>
      <text:p text:style-name="P4">2. Envolvimento do público participante</text:p>
      <text:p text:style-name="P4"><text:soft-page-break/>Descrição: A comunidade atuará no planejamento, desenvolvimento e avaliação da atividade de extensão. O diálogo constante com os grupos envolvidos será mantido através de reuniões, discussões e interações documentadas.</text:p>
      <text:p text:style-name="P4"/>
      <text:p text:style-name="P4">Exemplo de Envolvimento:</text:p>
      <text:p text:style-name="P4"/>
      <text:p text:style-name="P4">Roda de Conversa: Identificar a situação-problema e discutir soluções.</text:p>
      <text:p text:style-name="P4">Reunião de Levantamento de Requisitos: Levantar os requisitos necessários para o desenvolvimento da aplicação.</text:p>
      <text:p text:style-name="P4">Reunião Intermediária: Apresentar o protótipo do sistema e obter feedback.</text:p>
      <text:p text:style-name="P4">Reunião de Avaliação: Avaliar a eficácia da solução após a implementação.</text:p>
      <text:p text:style-name="P4">3. Avaliação dos resultados alcançados</text:p>
      <text:p text:style-name="P4">Descrição: Os instrumentos usados para avaliar a atividade incluirão comparações entre registros manuais e digitalizados, questionários de satisfação e análises dos líderes comunitários.</text:p>
      <text:p text:style-name="P4"/>
      <text:p text:style-name="P4">Exemplo de Avaliação:</text:p>
      <text:p text:style-name="P4"/>
      <text:p text:style-name="P4">Comparação de Eficácia: Comparar a eficácia do novo sistema com o método manual.</text:p>
      <text:p text:style-name="P4">Questionários de Satisfação: Avaliar a aceitação e usabilidade do sistema.</text:p>
      <text:p text:style-name="P4">Análise dos Líderes Comunitários: Obter feedback sobre o impacto do sistema na distribuição de alimentos.</text:p>
      <text:p text:style-name="P4">III - ENCERRAMENTO DO PROJETO</text:p>
      <text:p text:style-name="P4">1. Relato da experiência individual no desenvolvimento da atividade</text:p>
      <text:p text:style-name="P4">Contextualização: A experiência de extensão envolveu a aplicação prática dos conhecimentos adquiridos na disciplina para desenvolver uma solução tecnológica que atendesse às necessidades da comunidade local. A interação com a comunidade permitiu identificar problemas reais e aplicar a teoria de forma prática.</text:p>
      <text:p text:style-name="P4"/>
      <text:p text:style-name="P4">Metodologia: Os métodos usados incluíram dinâmicas de grupo, entrevistas e questionários. Realizamos rodas de conversa para identificar problemas, reuniões para levantar requisitos, e sessões de feedback para ajustar o protótipo.</text:p>
      <text:p text:style-name="P4"/>
      <text:p text:style-name="P4">Resultados e Discussão: Os resultados mostraram que a aplicação desenvolvida facilitou o registro e a distribuição de alimentos, aumentando a eficiência e justiça do processo. A experiência proporcionou um aprendizado significativo, destacando a importância da responsabilidade social e da aplicação prática do conhecimento teórico.</text:p>
      <text:p text:style-name="P4"/>
      <text:p text:style-name="P4">2. Evidências das atividades realizadas</text:p>
      <text:p text:style-name="P4">Descrição: As evidências incluem fotografias das reuniões, capturas de tela do sistema desenvolvido, e-mails trocados entre os participantes e o link para o repositório GitHub contendo o código fonte.</text:p>
      <text:p text:style-name="P4"/>
      <text:p text:style-name="P4">Exemplo de Evidências:</text:p>
      <text:p text:style-name="P4"/>
      <text:p text:style-name="P4">Foto1: Fotografia da roda de conversa com os líderes comunitários realizada em 01/10/2024.</text:p>
      <text:p text:style-name="P4">Captura1: Captura de tela da interface do sistema de registro de voluntários.</text:p>
      <text:p text:style-name="P4">Email1: E-mail trocado com os colaboradores discutindo os requisitos do sistema.</text:p>
      <text:p text:style-name="P4">GitHub: Link para o repositório GitHub contendo o código fonte do sistema: [GitHub Link]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37:31.050000000</meta:creation-date>
    <dc:date>2024-09-26T12:50:07.930000000</dc:date>
    <meta:editing-duration>PT2H1M27S</meta:editing-duration>
    <meta:editing-cycles>1</meta:editing-cycles>
    <meta:document-statistic meta:table-count="0" meta:image-count="0" meta:object-count="0" meta:page-count="2" meta:paragraph-count="45" meta:word-count="698" meta:character-count="5014" meta:non-whitespace-character-count="4360"/>
    <meta:generator>LibreOffice/24.8.1.2$Windows_X86_64 LibreOffice_project/87fa9aec1a63e70835390b81c40bb8993f1d4ff6</meta:generator>
  </office:meta>
</office:document-meta>
</file>